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baa" officeooo:paragraph-rsid="00167f1c"/>
    </style:style>
    <style:style style:name="P2" style:family="paragraph" style:parent-style-name="Standard">
      <style:text-properties officeooo:rsid="00167f1c" officeooo:paragraph-rsid="00167f1c"/>
    </style:style>
    <style:style style:name="P3" style:family="paragraph" style:parent-style-name="Standard">
      <style:text-properties officeooo:paragraph-rsid="00167f1c"/>
    </style:style>
    <style:style style:name="P4" style:family="paragraph" style:parent-style-name="Standard">
      <style:text-properties officeooo:rsid="0015abaa" officeooo:paragraph-rsid="00189242"/>
    </style:style>
    <style:style style:name="T1" style:family="text">
      <style:text-properties officeooo:rsid="00167f1c"/>
    </style:style>
    <style:style style:name="T2" style:family="text">
      <style:text-properties fo:font-variant="normal" fo:text-transform="none" fo:color="#313131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 start xamp<text:line-break/>sudo /opt/lampp/lampp start</text:p>
      <text:p text:style-name="P4">sudo /opt/lampp/./manager-linux-x64.run<text:line-break/></text:p>
      <text:p text:style-name="P3"><text:span text:style-name="T1">check status<text:line-break/></text:span><text:span text:style-name="T2">sudo systemctl status mysql</text:span></text:p>
      <text:p text:style-name="P2"/>
      <text:p text:style-name="P1"><text:line-break/><text:span text:style-name="T1">To Stop server<text:line-break/>sudo systemctl stop mysq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3:24:03.888432607</meta:creation-date>
    <dc:date>2023-07-31T14:08:56.667312429</dc:date>
    <meta:editing-duration>PT1H32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1" meta:character-count="162" meta:non-whitespace-character-count="143"/>
  </office:meta>
</office:document-meta>
</file>